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_5f_contenedor" style:display-name="t_contenedor" style:family="table">
      <style:table-properties style:width="11cm" fo:margin-left="0cm" fo:margin-top="0cm" fo:margin-bottom="0cm" table:align="left" style:shadow="none"/>
    </style:style>
    <style:style style:name="t_5f_contenedor.A" style:display-name="t_contenedor.A" style:family="table-column">
      <style:table-column-properties style:column-width="11cm"/>
    </style:style>
    <style:style style:name="t_5f_contenedor.A1" style:display-name="t_contenedor.A1" style:family="table-cell">
      <style:table-cell-properties fo:padding="0.097cm" fo:border="none"/>
    </style:style>
    <style:style style:name="t_5f_contenedor_5f_superior" style:display-name="t_contenedor_superior" style:family="table">
      <style:table-properties style:width="10.811cm" fo:margin-left="0cm" table:align="left" style:shadow="none"/>
    </style:style>
    <style:style style:name="t_5f_contenedor_5f_superior.A" style:display-name="t_contenedor_superior.A" style:family="table-column">
      <style:table-column-properties style:column-width="5.403cm"/>
    </style:style>
    <style:style style:name="t_5f_contenedor_5f_superior.A1" style:display-name="t_contenedor_superior.A1" style:family="table-cell">
      <style:table-cell-properties fo:padding="0.097cm" fo:border="none"/>
    </style:style>
    <style:style style:name="t_5f_boleta_5f_datos_5f_empresa" style:display-name="t_boleta_datos_empresa" style:family="table">
      <style:table-properties style:width="5.209cm" table:align="margins" style:shadow="none"/>
    </style:style>
    <style:style style:name="t_5f_boleta_5f_datos_5f_empresa.A" style:display-name="t_boleta_datos_empresa.A" style:family="table-column">
      <style:table-column-properties style:column-width="5.209cm" style:rel-column-width="65535*"/>
    </style:style>
    <style:style style:name="t_5f_boleta_5f_datos_5f_empresa.1" style:display-name="t_boleta_datos_empresa.1" style:family="table-row">
      <style:table-row-properties style:min-row-height="0.847cm"/>
    </style:style>
    <style:style style:name="t_5f_boleta_5f_datos_5f_empresa.A1" style:display-name="t_boleta_datos_empresa.A1" style:family="table-cell">
      <style:table-cell-properties fo:padding="0.097cm" fo:border="none"/>
    </style:style>
    <style:style style:name="t_5f_boleta_5f_datos_5f_empresa.2" style:display-name="t_boleta_datos_empresa.2" style:family="table-row">
      <style:table-row-properties style:min-row-height="0.714cm"/>
    </style:style>
    <style:style style:name="t_5f_boleta_5f_datos_5f_empresa.4" style:display-name="t_boleta_datos_empresa.4" style:family="table-row">
      <style:table-row-properties style:min-row-height="0.586cm"/>
    </style:style>
    <style:style style:name="t_5f_boleta_5f_numeros" style:display-name="t_boleta_numeros" style:family="table">
      <style:table-properties style:width="5.186cm" fo:margin-left="0.023cm" fo:margin-right="0.005cm" table:align="margins" fo:background-color="transparent" style:shadow="none">
        <style:background-image/>
      </style:table-properties>
    </style:style>
    <style:style style:name="t_5f_boleta_5f_numeros.A" style:display-name="t_boleta_numeros.A" style:family="table-column">
      <style:table-column-properties style:column-width="5.184cm" style:rel-column-width="2941*"/>
    </style:style>
    <style:style style:name="t_5f_boleta_5f_numeros.A1" style:display-name="t_boleta_numeros.A1" style:family="table-cell">
      <style:table-cell-properties fo:padding="0.097cm" fo:border="0.018cm solid #000080"/>
    </style:style>
    <style:style style:name="t_5f_boleta_5f_numeros.A2" style:display-name="t_boleta_numeros.A2" style:family="table-cell">
      <style:table-cell-properties fo:padding="0.097cm" fo:border-left="0.018cm solid #000080" fo:border-right="0.018cm solid #000080" fo:border-top="none" fo:border-bottom="0.018cm solid #000080"/>
    </style:style>
    <style:style style:name="t_5f_boleta_5f_numeros.A4" style:display-name="t_boleta_numeros.A4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a1" style:family="table">
      <style:table-properties style:width="4.992cm" table:align="margins" style:shadow="none"/>
    </style:style>
    <style:style style:name="Tabla1.A" style:family="table-column">
      <style:table-column-properties style:column-width="0.833cm" style:rel-column-width="10922*"/>
    </style:style>
    <style:style style:name="Tabla1.A1" style:family="table-cell">
      <style:table-cell-properties fo:background-color="#000080" fo:padding="0.097cm" fo:border-left="0.018cm solid #008080" fo:border-right="none" fo:border-top="0.018cm solid #008080" fo:border-bottom="0.018cm solid #008080">
        <style:background-image/>
      </style:table-cell-properties>
    </style:style>
    <style:style style:name="Tabla1.B1" style:family="table-cell">
      <style:table-cell-properties fo:padding="0.097cm" fo:border-left="0.018cm solid #008080" fo:border-right="none" fo:border-top="0.018cm solid #008080" fo:border-bottom="0.018cm solid #008080"/>
    </style:style>
    <style:style style:name="Tabla1.F1" style:family="table-cell">
      <style:table-cell-properties fo:padding="0.097cm" fo:border="0.018cm solid #008080"/>
    </style:style>
    <style:style style:name="t_5f_contenedor_5f_medio" style:display-name="t_contenedor_medio" style:family="table">
      <style:table-properties style:width="10.806cm" table:align="margins" style:shadow="none"/>
    </style:style>
    <style:style style:name="t_5f_contenedor_5f_medio.A" style:display-name="t_contenedor_medio.A" style:family="table-column">
      <style:table-column-properties style:column-width="7.86cm" style:rel-column-width="4456*"/>
    </style:style>
    <style:style style:name="t_5f_contenedor_5f_medio.B" style:display-name="t_contenedor_medio.B" style:family="table-column">
      <style:table-column-properties style:column-width="2.942cm" style:rel-column-width="1668*"/>
    </style:style>
    <style:style style:name="t_5f_contenedor_5f_medio.A1" style:display-name="t_contenedor_medio.A1" style:family="table-cell">
      <style:table-cell-properties fo:padding="0.097cm" fo:border="none"/>
    </style:style>
    <style:style style:name="t_5f_boleta_5f_items" style:display-name="t_boleta_items" style:family="table">
      <style:table-properties style:width="10.726cm" table:align="margins" fo:background-color="#ffffff" style:shadow="#280099 0.079cm 0.079cm">
        <style:background-image/>
      </style:table-properties>
    </style:style>
    <style:style style:name="t_5f_boleta_5f_items.A" style:display-name="t_boleta_items.A" style:family="table-column">
      <style:table-column-properties style:column-width="1.51cm" style:rel-column-width="862*"/>
    </style:style>
    <style:style style:name="t_5f_boleta_5f_items.B" style:display-name="t_boleta_items.B" style:family="table-column">
      <style:table-column-properties style:column-width="7.077cm" style:rel-column-width="4042*"/>
    </style:style>
    <style:style style:name="t_5f_boleta_5f_items.C" style:display-name="t_boleta_items.C" style:family="table-column">
      <style:table-column-properties style:column-width="2.14cm" style:rel-column-width="1222*"/>
    </style:style>
    <style:style style:name="t_5f_boleta_5f_items.A1" style:display-name="t_boleta_items.A1" style:family="table-cell">
      <style:table-cell-properties fo:background-color="#e6e6e6" fo:padding="0.097cm" fo:border-left="0.018cm solid #000080" fo:border-right="none" fo:border-top="0.018cm solid #000080" fo:border-bottom="0.018cm solid #000080">
        <style:background-image/>
      </style:table-cell-properties>
    </style:style>
    <style:style style:name="t_5f_boleta_5f_items.C1" style:display-name="t_boleta_items.C1" style:family="table-cell">
      <style:table-cell-properties fo:background-color="#e6e6e6" fo:padding="0.097cm" fo:border="0.018cm solid #000080">
        <style:background-image/>
      </style:table-cell-properties>
    </style:style>
    <style:style style:name="t_5f_boleta_5f_items.A2" style:display-name="t_boleta_items.A2" style:family="table-cell">
      <style:table-cell-properties fo:padding="0.097cm" fo:border-left="0.018cm solid #000080" fo:border-right="none" fo:border-top="none" fo:border-bottom="0.018cm solid #000080"/>
    </style:style>
    <style:style style:name="t_5f_boleta_5f_items.C2" style:display-name="t_boleta_items.C2" style:family="table-cell">
      <style:table-cell-properties fo:padding="0.097cm" fo:border-left="0.018cm solid #000080" fo:border-right="0.018cm solid #000080" fo:border-top="none" fo:border-bottom="0.018cm solid #000080"/>
    </style:style>
    <style:style style:name="t_5f_contenedor_5f_inferior" style:display-name="t_contenedor_inferior" style:family="table">
      <style:table-properties style:width="10.806cm" table:align="margins" style:shadow="none"/>
    </style:style>
    <style:style style:name="t_5f_contenedor_5f_inferior.A" style:display-name="t_contenedor_inferior.A" style:family="table-column">
      <style:table-column-properties style:column-width="2.965cm" style:rel-column-width="1681*"/>
    </style:style>
    <style:style style:name="t_5f_contenedor_5f_inferior.B" style:display-name="t_contenedor_inferior.B" style:family="table-column">
      <style:table-column-properties style:column-width="3.277cm" style:rel-column-width="1858*"/>
    </style:style>
    <style:style style:name="t_5f_contenedor_5f_inferior.C" style:display-name="t_contenedor_inferior.C" style:family="table-column">
      <style:table-column-properties style:column-width="4.563cm" style:rel-column-width="2587*"/>
    </style:style>
    <style:style style:name="t_5f_contenedor_5f_inferior.1" style:display-name="t_contenedor_inferior.1" style:family="table-row">
      <style:table-row-properties style:min-row-height="0.847cm"/>
    </style:style>
    <style:style style:name="t_5f_contenedor_5f_inferior.A1" style:display-name="t_contenedor_inferior.A1" style:family="table-cell">
      <style:table-cell-properties fo:background-color="transparent" fo:padding="0.097cm" fo:border="none">
        <style:background-image/>
      </style:table-cell-properties>
    </style:style>
    <style:style style:name="t_5f_contenedor_5f_inferior.B1" style:display-name="t_contenedor_inferior.B1" style:family="table-cell">
      <style:table-cell-properties fo:padding="0.097cm" fo:border="none"/>
    </style:style>
    <style:style style:name="tci_5f_total" style:display-name="tci_total" style:family="table">
      <style:table-properties style:width="4.128cm" fo:margin-left="0.196cm" fo:margin-right="-0.034cm" table:align="margins" style:shadow="#280099 0.079cm 0.079cm"/>
    </style:style>
    <style:style style:name="tci_5f_total.A" style:display-name="tci_total.A" style:family="table-column">
      <style:table-column-properties style:column-width="2.036cm" style:rel-column-width="1176*"/>
    </style:style>
    <style:style style:name="tci_5f_total.B" style:display-name="tci_total.B" style:family="table-column">
      <style:table-column-properties style:column-width="2.088cm" style:rel-column-width="1207*"/>
    </style:style>
    <style:style style:name="tci_5f_total.A1" style:display-name="tci_total.A1" style:family="table-cell">
      <style:table-cell-properties fo:padding="0.097cm" fo:border-left="0.035cm solid #000080" fo:border-right="none" fo:border-top="0.035cm solid #000080" fo:border-bottom="0.035cm solid #000080"/>
    </style:style>
    <style:style style:name="tci_5f_total.B1" style:display-name="tci_total.B1" style:family="table-cell">
      <style:table-cell-properties fo:padding="0.097cm" fo:border="0.035cm solid #000080"/>
    </style:style>
    <style:style style:name="t_5f_contenedor_5f_inferior.2" style:display-name="t_contenedor_inferior.2" style:family="table-row">
      <style:table-row-properties style:min-row-height="0.132cm"/>
    </style:style>
    <style:style style:name="Tabla3" style:family="table">
      <style:table-properties style:width="2.771cm" table:align="margins" style:shadow="none"/>
    </style:style>
    <style:style style:name="Tabla3.A" style:family="table-column">
      <style:table-column-properties style:column-width="2.771cm" style:rel-column-width="65535*"/>
    </style:style>
    <style:style style:name="Tabla3.A1" style:family="table-cell">
      <style:table-cell-properties fo:padding="0.097cm" fo:border="none"/>
    </style:style>
    <style:style style:name="t_5f_infcen" style:display-name="t_infcen" style:family="table">
      <style:table-properties style:width="3.083cm" table:align="margins" style:shadow="none"/>
    </style:style>
    <style:style style:name="t_5f_infcen.A" style:display-name="t_infcen.A" style:family="table-column">
      <style:table-column-properties style:column-width="3.083cm" style:rel-column-width="65535*"/>
    </style:style>
    <style:style style:name="t_5f_infcen.A1" style:display-name="t_infcen.A1" style:family="table-cell">
      <style:table-cell-properties fo:padding="0.097cm" fo:border="none"/>
    </style:style>
    <style:style style:name="Tabla2" style:family="table">
      <style:table-properties style:width="4.369cm" table:align="margins" style:shadow="none"/>
    </style:style>
    <style:style style:name="Tabla2.A" style:family="table-column">
      <style:table-column-properties style:column-width="4.369cm" style:rel-column-width="65535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80" style:font-name="Arial" fo:font-size="13pt" fo:font-weight="bold" style:font-size-asian="13pt" style:font-weight-asian="bold" style:font-size-complex="13pt" style:font-weight-complex="bold"/>
    </style:style>
    <style:style style:name="P2" style:family="paragraph" style:parent-style-name="Table_20_Contents">
      <style:text-properties fo:color="#000080"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fo:color="#000080"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text-properties fo:color="#280099" style:font-name="Times New Roman" fo:font-size="10pt" style:font-size-asian="10pt" style:font-size-complex="10pt"/>
    </style:style>
    <style:style style:name="P6" style:family="paragraph" style:parent-style-name="Table_20_Contents">
      <style:text-properties fo:color="#280099" style:font-name="Arial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color="#94476b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color="#dc2300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_contenedor" table:style-name="t_5f_contenedor">
        <table:table-column table:style-name="t_5f_contenedor.A"/>
        <table:table-row>
          <table:table-cell table:style-name="t_5f_contenedor.A1" office:value-type="string">
            <table:table table:name="t_contenedor_superior" table:style-name="t_5f_contenedor_5f_superior">
              <table:table-column table:style-name="t_5f_contenedor_5f_superior.A" table:number-columns-repeated="2"/>
              <table:table-row>
                <table:table-cell table:style-name="t_5f_contenedor_5f_superior.A1" office:value-type="string">
                  <table:table table:name="t_boleta_datos_empresa" table:style-name="t_5f_boleta_5f_datos_5f_empresa">
                    <table:table-column table:style-name="t_5f_boleta_5f_datos_5f_empresa.A"/>
                    <table:table-row table:style-name="t_5f_boleta_5f_datos_5f_empresa.1">
                      <table:table-cell table:style-name="t_5f_boleta_5f_datos_5f_empresa.A1" office:value-type="string">
                        <text:p text:style-name="P1">NOMBRE EMPRESA</text:p>
                      </table:table-cell>
                    </table:table-row>
                    <table:table-row table:style-name="t_5f_boleta_5f_datos_5f_empresa.2">
                      <table:table-cell table:style-name="t_5f_boleta_5f_datos_5f_empresa.A1" office:value-type="string">
                        <text:p text:style-name="P2">&lt;Representante Legal&gt;</text:p>
                      </table:table-cell>
                    </table:table-row>
                    <table:table-row>
                      <table:table-cell table:style-name="t_5f_boleta_5f_datos_5f_empresa.A1" office:value-type="string">
                        <text:p text:style-name="P3">&lt;Rubro&gt;</text:p>
                      </table:table-cell>
                    </table:table-row>
                    <table:table-row table:style-name="t_5f_boleta_5f_datos_5f_empresa.4">
                      <table:table-cell table:style-name="t_5f_boleta_5f_datos_5f_empresa.A1" office:value-type="string">
                        <text:p text:style-name="P3">&lt;Direccion&gt;</text:p>
                      </table:table-cell>
                    </table:table-row>
                  </table:table>
                </table:table-cell>
                <table:table-cell table:style-name="t_5f_contenedor_5f_superior.A1" office:value-type="string">
                  <table:table table:name="t_boleta_numeros" table:style-name="t_5f_boleta_5f_numeros">
                    <table:table-column table:style-name="t_5f_boleta_5f_numeros.A"/>
                    <table:table-row>
                      <table:table-cell table:style-name="t_5f_boleta_5f_numeros.A1" office:value-type="string">
                        <text:p text:style-name="numero_5f_ruc">RUC. &lt;000000000001&gt;</text:p>
                      </table:table-cell>
                    </table:table-row>
                    <table:table-row>
                      <table:table-cell table:style-name="t_5f_boleta_5f_numeros.A2" office:value-type="string">
                        <text:p text:style-name="tipo_5f_comprobante">&lt;BOLETA DE VENTA&gt;</text:p>
                      </table:table-cell>
                    </table:table-row>
                    <table:table-row>
                      <table:table-cell table:style-name="t_5f_boleta_5f_numeros.A2" office:value-type="string">
                        <text:p text:style-name="serie_5f_comprobante">&lt;0001-Nº 00000099999999&gt;</text:p>
                      </table:table-cell>
                    </table:table-row>
                    <table:table-row>
                      <table:table-cell table:style-name="t_5f_boleta_5f_numeros.A4" office:value-type="string">
                        <table:table table:name="Tabla1" table:style-name="Tabla1">
                          <table:table-column table:style-name="Tabla1.A" table:number-columns-repeated="6"/>
                          <table:table-row>
                            <table:table-cell table:style-name="Tabla1.A1" office:value-type="string">
                              <text:p text:style-name="P4">DIA</text:p>
                            </table:table-cell>
                            <table:table-cell table:style-name="Tabla1.B1" office:value-type="string">
                              <text:p text:style-name="P4"/>
                            </table:table-cell>
                            <table:table-cell table:style-name="Tabla1.A1" office:value-type="string">
                              <text:p text:style-name="P4">MES</text:p>
                            </table:table-cell>
                            <table:table-cell table:style-name="Tabla1.B1" office:value-type="string">
                              <text:p text:style-name="P4"/>
                            </table:table-cell>
                            <table:table-cell table:style-name="Tabla1.A1" office:value-type="string">
                              <text:p text:style-name="P4">AÑO</text:p>
                            </table:table-cell>
                            <table:table-cell table:style-name="Tabla1.F1" office:value-type="string">
                              <text:p text:style-name="P4"/>
                            </table:table-cell>
                          </table:table-row>
                        </table:table>
                      </table:table-cell>
                    </table:table-row>
                  </table:table>
                </table:table-cell>
              </table:table-row>
            </table:table>
          </table:table-cell>
        </table:table-row>
        <table:table-row>
          <table:table-cell table:style-name="t_5f_contenedor.A1" office:value-type="string">
            <table:table table:name="t_contenedor_medio" table:style-name="t_5f_contenedor_5f_medio">
              <table:table-column table:style-name="t_5f_contenedor_5f_medio.A"/>
              <table:table-column table:style-name="t_5f_contenedor_5f_medio.B"/>
              <table:table-row>
                <table:table-cell table:style-name="t_5f_contenedor_5f_medio.A1" table:number-columns-spanned="2" office:value-type="string">
                  <text:p text:style-name="P5"><text:span text:style-name="T1">Señor:</text:span>______________________________________________________</text:p>
                </table:table-cell>
                <table:covered-table-cell/>
              </table:table-row>
              <table:table-row>
                <table:table-cell table:style-name="t_5f_contenedor_5f_medio.A1" office:value-type="string">
                  <text:p text:style-name="P6">Dirección:<text:span text:style-name="T2">_______________________________</text:span></text:p>
                </table:table-cell>
                <table:table-cell table:style-name="t_5f_contenedor_5f_medio.A1" office:value-type="string">
                  <text:p text:style-name="P6">DNI:<text:span text:style-name="T2">___________</text:span></text:p>
                </table:table-cell>
              </table:table-row>
            </table:table>
          </table:table-cell>
        </table:table-row>
        <table:table-row>
          <table:table-cell table:style-name="t_5f_contenedor.A1" office:value-type="string">
            <table:table table:name="t_boleta_items" table:style-name="t_5f_boleta_5f_items">
              <table:table-column table:style-name="t_5f_boleta_5f_items.A"/>
              <table:table-column table:style-name="t_5f_boleta_5f_items.B"/>
              <table:table-column table:style-name="t_5f_boleta_5f_items.C"/>
              <table:table-row>
                <table:table-cell table:style-name="t_5f_boleta_5f_items.A1" office:value-type="string">
                  <text:p text:style-name="P7">CANT.</text:p>
                </table:table-cell>
                <table:table-cell table:style-name="t_5f_boleta_5f_items.A1" office:value-type="string">
                  <text:p text:style-name="P7">DESCRIPCION</text:p>
                </table:table-cell>
                <table:table-cell table:style-name="t_5f_boleta_5f_items.C1" office:value-type="string">
                  <text:p text:style-name="P7">IMPORTE</text:p>
                </table:table-cell>
              </table:table-row>
              <table:table-row>
                <table:table-cell table:style-name="t_5f_boleta_5f_items.A2" office:value-type="string">
                  <text:p text:style-name="Table_20_Contents"/>
                </table:table-cell>
                <table:table-cell table:style-name="t_5f_boleta_5f_items.A2" office:value-type="string">
                  <text:p text:style-name="Table_20_Contents"/>
                </table:table-cell>
                <table:table-cell table:style-name="t_5f_boleta_5f_items.C2" office:value-type="string">
                  <text:p text:style-name="Table_20_Contents"/>
                </table:table-cell>
              </table:table-row>
              <table:table-row>
                <table:table-cell table:style-name="t_5f_boleta_5f_items.A2" office:value-type="string">
                  <text:p text:style-name="Table_20_Contents"/>
                </table:table-cell>
                <table:table-cell table:style-name="t_5f_boleta_5f_items.A2" office:value-type="string">
                  <text:p text:style-name="Table_20_Contents"/>
                </table:table-cell>
                <table:table-cell table:style-name="t_5f_boleta_5f_items.C2" office:value-type="string">
                  <text:p text:style-name="Table_20_Contents"/>
                </table:table-cell>
              </table:table-row>
              <table:table-row>
                <table:table-cell table:style-name="t_5f_boleta_5f_items.A2" office:value-type="string">
                  <text:p text:style-name="Table_20_Contents"/>
                </table:table-cell>
                <table:table-cell table:style-name="t_5f_boleta_5f_items.A2" office:value-type="string">
                  <text:p text:style-name="Table_20_Contents"/>
                </table:table-cell>
                <table:table-cell table:style-name="t_5f_boleta_5f_items.C2" office:value-type="string">
                  <text:p text:style-name="Table_20_Contents"/>
                </table:table-cell>
              </table:table-row>
              <table:table-row>
                <table:table-cell table:style-name="t_5f_boleta_5f_items.A2" office:value-type="string">
                  <text:p text:style-name="Table_20_Contents"/>
                </table:table-cell>
                <table:table-cell table:style-name="t_5f_boleta_5f_items.A2" office:value-type="string">
                  <text:p text:style-name="Table_20_Contents"/>
                </table:table-cell>
                <table:table-cell table:style-name="t_5f_boleta_5f_items.C2" office:value-type="string">
                  <text:p text:style-name="Table_20_Contents"/>
                </table:table-cell>
              </table:table-row>
              <table:table-row>
                <table:table-cell table:style-name="t_5f_boleta_5f_items.A2" office:value-type="string">
                  <text:p text:style-name="Table_20_Contents"/>
                </table:table-cell>
                <table:table-cell table:style-name="t_5f_boleta_5f_items.A2" office:value-type="string">
                  <text:p text:style-name="Table_20_Contents"/>
                </table:table-cell>
                <table:table-cell table:style-name="t_5f_boleta_5f_items.C2" office:value-type="string">
                  <text:p text:style-name="Table_20_Contents"/>
                </table:table-cell>
              </table:table-row>
              <table:table-row>
                <table:table-cell table:style-name="t_5f_boleta_5f_items.A2" office:value-type="string">
                  <text:p text:style-name="Table_20_Contents"/>
                </table:table-cell>
                <table:table-cell table:style-name="t_5f_boleta_5f_items.A2" office:value-type="string">
                  <text:p text:style-name="Table_20_Contents"/>
                </table:table-cell>
                <table:table-cell table:style-name="t_5f_boleta_5f_items.C2" office:value-type="string">
                  <text:p text:style-name="Table_20_Contents"/>
                </table:table-cell>
              </table:table-row>
              <table:table-row>
                <table:table-cell table:style-name="t_5f_boleta_5f_items.A2" office:value-type="string">
                  <text:p text:style-name="Table_20_Contents"/>
                </table:table-cell>
                <table:table-cell table:style-name="t_5f_boleta_5f_items.A2" office:value-type="string">
                  <text:p text:style-name="Table_20_Contents"/>
                </table:table-cell>
                <table:table-cell table:style-name="t_5f_boleta_5f_items.C2" office:value-type="string">
                  <text:p text:style-name="Table_20_Contents"/>
                </table:table-cell>
              </table:table-row>
              <table:table-row>
                <table:table-cell table:style-name="t_5f_boleta_5f_items.A2" office:value-type="string">
                  <text:p text:style-name="Table_20_Contents"/>
                </table:table-cell>
                <table:table-cell table:style-name="t_5f_boleta_5f_items.A2" office:value-type="string">
                  <text:p text:style-name="Table_20_Contents"/>
                </table:table-cell>
                <table:table-cell table:style-name="t_5f_boleta_5f_items.C2" office:value-type="string">
                  <text:p text:style-name="Table_20_Contents"/>
                </table:table-cell>
              </table:table-row>
              <table:table-row>
                <table:table-cell table:style-name="t_5f_boleta_5f_items.A2" office:value-type="string">
                  <text:p text:style-name="Table_20_Contents"/>
                </table:table-cell>
                <table:table-cell table:style-name="t_5f_boleta_5f_items.A2" office:value-type="string">
                  <text:p text:style-name="Table_20_Contents"/>
                </table:table-cell>
                <table:table-cell table:style-name="t_5f_boleta_5f_items.C2" office:value-type="string">
                  <text:p text:style-name="Table_20_Contents"/>
                </table:table-cell>
              </table:table-row>
              <table:table-row>
                <table:table-cell table:style-name="t_5f_boleta_5f_items.A2" office:value-type="string">
                  <text:p text:style-name="Table_20_Contents"/>
                </table:table-cell>
                <table:table-cell table:style-name="t_5f_boleta_5f_items.A2" office:value-type="string">
                  <text:p text:style-name="Table_20_Contents"/>
                </table:table-cell>
                <table:table-cell table:style-name="t_5f_boleta_5f_items.C2" office:value-type="string">
                  <text:p text:style-name="Table_20_Contents"/>
                </table:table-cell>
              </table:table-row>
            </table:table>
          </table:table-cell>
        </table:table-row>
        <table:table-row>
          <table:table-cell table:style-name="t_5f_contenedor.A1" office:value-type="string">
            <table:table table:name="t_contenedor_inferior" table:style-name="t_5f_contenedor_5f_inferior">
              <table:table-column table:style-name="t_5f_contenedor_5f_inferior.A"/>
              <table:table-column table:style-name="t_5f_contenedor_5f_inferior.B"/>
              <table:table-column table:style-name="t_5f_contenedor_5f_inferior.C"/>
              <table:table-row table:style-name="t_5f_contenedor_5f_inferior.1">
                <table:table-cell table:style-name="t_5f_contenedor_5f_inferior.A1" office:value-type="string">
                  <text:p text:style-name="Table_20_Contents"/>
                </table:table-cell>
                <table:table-cell table:style-name="t_5f_contenedor_5f_inferior.B1" office:value-type="string">
                  <text:p text:style-name="Table_20_Contents"/>
                </table:table-cell>
                <table:table-cell table:style-name="t_5f_contenedor_5f_inferior.B1" office:value-type="string">
                  <table:table table:name="tci_total" table:style-name="tci_5f_total">
                    <table:table-column table:style-name="tci_5f_total.A"/>
                    <table:table-column table:style-name="tci_5f_total.B"/>
                    <table:table-row>
                      <table:table-cell table:style-name="tci_5f_total.A1" office:value-type="string">
                        <text:p text:style-name="monto_5f_total">TOTAL S/.</text:p>
                      </table:table-cell>
                      <table:table-cell table:style-name="tci_5f_total.B1" office:value-type="string">
                        <text:p text:style-name="numero_5f_ruc"/>
                      </table:table-cell>
                    </table:table-row>
                  </table:table>
                </table:table-cell>
              </table:table-row>
              <table:table-row table:style-name="t_5f_contenedor_5f_inferior.2">
                <table:table-cell table:style-name="t_5f_contenedor_5f_inferior.B1" office:value-type="string">
                  <table:table table:name="Tabla3" table:style-name="Tabla3">
                    <table:table-column table:style-name="Tabla3.A"/>
                    <table:table-row>
                      <table:table-cell table:style-name="Tabla3.A1" office:value-type="string">
                        <text:p text:style-name="P8"/>
                      </table:table-cell>
                    </table:table-row>
                  </table:table>
                </table:table-cell>
                <table:table-cell table:style-name="t_5f_contenedor_5f_inferior.B1" office:value-type="string">
                  <table:table table:name="t_infcen" table:style-name="t_5f_infcen">
                    <table:table-column table:style-name="t_5f_infcen.A"/>
                    <table:table-row>
                      <table:table-cell table:style-name="t_5f_infcen.A1" office:value-type="string">
                        <text:p text:style-name="P8"/>
                      </table:table-cell>
                    </table:table-row>
                  </table:table>
                </table:table-cell>
                <table:table-cell table:style-name="t_5f_contenedor_5f_inferior.B1" office:value-type="string">
                  <table:table table:name="Tabla2" table:style-name="Tabla2">
                    <table:table-column table:style-name="Tabla2.A"/>
                    <table:table-row>
                      <table:table-cell table:style-name="Tabla2.A1" office:value-type="string">
                        <text:p text:style-name="P9">USUARIO</text:p>
                      </table:table-cell>
                    </table:table-row>
                  </table:table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font-name-asian="Arial Unicode MS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umero_5f_ruc" style:display-name="numero_ruc" style:family="paragraph" style:parent-style-name="Table_20_Contents" style:class="extra">
      <style:paragraph-properties fo:text-align="center" style:justify-single-word="false"/>
      <style:text-properties fo:color="#000080" style:font-name="Arial1" fo:font-size="11pt" fo:font-weight="bold"/>
    </style:style>
    <style:style style:name="tipo_5f_comprobante" style:display-name="tipo_comprobante" style:family="paragraph" style:parent-style-name="Table_20_Contents" style:class="extra">
      <style:paragraph-properties fo:text-align="center" style:justify-single-word="false"/>
      <style:text-properties fo:color="#000080" style:font-name="Arial1" fo:font-weight="bold"/>
    </style:style>
    <style:style style:name="serie_5f_comprobante" style:display-name="serie_comprobante" style:family="paragraph" style:parent-style-name="tipo_5f_comprobante" style:class="extra">
      <style:text-properties fo:font-size="10pt"/>
    </style:style>
    <style:style style:name="monto_5f_total" style:display-name="monto_total" style:family="paragraph" style:parent-style-name="Table_20_Contents" style:class="extra">
      <style:text-properties fo:color="#280099" style:font-name="Arial" fo:font-size="10pt" fo:font-weight="bold" style:font-size-asian="10pt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Rafael Reyna Camones</meta:initial-creator>
    <meta:creation-date>2006-10-04T23:37:56</meta:creation-date>
    <dc:creator>Rafael Reyna Camones</dc:creator>
    <dc:date>2006-10-05T00:39:55</dc:date>
    <dc:language>es-PE</dc:language>
    <meta:editing-cycles>18</meta:editing-cycles>
    <meta:editing-duration>PT1H2M0S</meta:editing-duration>
    <meta:user-defined meta:name="Info 1"/>
    <meta:user-defined meta:name="Info 2"/>
    <meta:user-defined meta:name="Info 3"/>
    <meta:user-defined meta:name="Info 4"/>
    <meta:document-statistic meta:table-count="12" meta:image-count="0" meta:object-count="0" meta:page-count="1" meta:paragraph-count="18" meta:word-count="26" meta:character-count="277"/>
  </office:meta>
</office:document-meta>
</file>